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alendar.compute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alendar.XmlCalendar( int year , int month , int day , int hour , int minute , int second , BigDecimal fraction , int tzSign , int tzHour , int tzMin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lendar.getDefaultYea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Calendar.XmlCalendar( int year , int month , int day , int hour , int minute , int second , BigDecimal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lendar.XmlCalendar( TimeZone tz , GDateSpecification d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XmlCalendar.XmlCalendar( GDateSpecification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lenda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lendar.Xml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alendar.XmlCalendar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alendar.XmlCalendar( String xmlSchemaDate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lendar.setDefaultYear( int ye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alendar.get( int fiel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